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51cm" fo:min-width="2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2.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7" style:family="presentation" style:parent-style-name="Blue_5f_Curve1_5f_-outline1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4" draw:text-style-name="P1" draw:layer="layout" svg:width="26cm" svg:height="1.5cm" svg:x="1cm" svg:y="3cm" presentation:class="outline" presentation:placeholder="true" presentation:user-transformed="true">
          <draw:text-box/>
        </draw:frame>
        <draw:custom-shape draw:style-name="gr2" draw:text-style-name="P3" draw:layer="layout" svg:width="4.5cm" svg:height="2.5cm" svg:x="1.5cm" svg:y="6.5cm">
          <text:p text:style-name="P3"><text:span text:style-name="T1">Conceitos</text:span></text:p>
          <text:p text:style-name="P3"><text:span text:style-name="T1">Basicos</text:span></text:p>
          <text:p text:style-name="P3"><text:span text:style-name="T1">De</text:span></text:p>
          <text:p text:style-name="P3"><text:span text:style-name="T1">S.O.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3" draw:layer="layout" svg:width="4.5cm" svg:height="2.5cm" svg:x="6cm" svg:y="6.5cm">
          <text:p text:style-name="P3"><text:span text:style-name="T1">Conceitos</text:span></text:p>
          <text:p text:style-name="P3"><text:span text:style-name="T1">Basicos</text:span></text:p>
          <text:p text:style-name="P3"><text:span text:style-name="T1">De</text:span></text:p>
          <text:p text:style-name="P3"><text:span text:style-name="T1">Redes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3" draw:layer="layout" svg:width="4.5cm" svg:height="2.5cm" svg:x="10.5cm" svg:y="6.5cm">
          <text:p text:style-name="P3"><text:span text:style-name="T1">Linux/Unix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3" draw:layer="layout" svg:width="4.5cm" svg:height="2.5cm" svg:x="15cm" svg:y="6.5cm">
          <text:p text:style-name="P3"><text:span text:style-name="T1">Conceitos</text:span></text:p>
          <text:p text:style-name="P3"><text:span text:style-name="T1">Basicos</text:span></text:p>
          <text:p text:style-name="P3"><text:span text:style-name="T1">De</text:span></text:p>
          <text:p text:style-name="P3"><text:span text:style-name="T1">Middleware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3" draw:layer="layout" svg:width="3cm" svg:height="2.5cm" svg:x="24cm" svg:y="6.5cm">
          <text:p text:style-name="P3"><text:span text:style-name="T1">Debugg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2.5cm" svg:x="19.5cm" svg:y="6.5cm">
          <text:p text:style-name="P3"><text:span text:style-name="T1">Middleware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Conceitos Basicos de Sistemas Operacionais</text:p>
          </draw:text-box>
        </draw:frame>
        <draw:frame presentation:style-name="pr4" draw:text-style-name="P1" draw:layer="layout" svg:width="26cm" svg:height="1.5cm" svg:x="1cm" svg:y="3cm" presentation:class="outline" presentation:user-transformed="true">
          <draw:text-box>
            <text:list text:style-name="L2">
              <text:list-item>
                <text:p text:style-name="P1">Sistemas Operacionais: Conceitos e Mecanismos, C. A. Maziero</text:p>
                <text:p text:style-name="P1"><text:span text:style-name="T2">https://www.researchgate.net/profile/Carlos-Maziero/publication/343921399_Sistemas_Operacionais_Conceitos_e_Mecanismos/links/626bd87c0df856128f868125/Sistemas-Operacionais-Conceitos-e-Mecanismos.pdf?__cf_chl_tk=KWdCJLUJrGJGmpMsGvn4iLN5Kmv6NZGxpO1Mv_yPhgk-1739235265-1.0.1.1-ENEir.EmC7CsYaySQbkX7Zl0sgNHHsuCOurX9A8lHYI</text:span></text:p>
              </text:list-item>
              <text:list-item>
                <text:p text:style-name="P1">Sistemas Operacionais Modernos, A. Tanenbaum</text:p>
                <text:p text:style-name="P1"><text:span text:style-name="T3">https://books.google.com.br/books?hl=pt-BR&amp;lr=&amp;id=F3LuEAAAQBAJ&amp;oi=fnd&amp;pg=PT7&amp;dq=sistemas+operacionais+tanenbaum&amp;ots=DBpECoSgCN&amp;sig=6f0h4BrgAz0pbkKlJGPsPr4cOpY#v=onepage&amp;q=sistemas%20operacionais%20tanenbaum&amp;f=fals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Conceitos Basicos de Redes</text:p>
          </draw:text-box>
        </draw:frame>
        <draw:frame presentation:style-name="pr7" draw:text-style-name="P1" draw:layer="layout" svg:width="26cm" svg:height="1.5cm" svg:x="1cm" svg:y="3cm" presentation:class="outline" presentation:user-transformed="true">
          <draw:text-box>
            <text:list text:style-name="L2">
              <text:list-item>
                <text:p text:style-name="P1">Conceitos básicos da rede de computadores</text:p>
                <text:p text:style-name="P1"><text:span text:style-name="T2"><text:a xlink:href="https://learn.microsoft.com/pt-br/training/modules/network-fundamentals/" xlink:type="simple">https://learn.microsoft.com/pt-br/training/modules/network-fundamentals/</text:a></text:span></text:p>
              </text:list-item>
              <text:list-item>
                <text:p text:style-name="P1">Computer Networks – A Systems Approach</text:p>
                <text:p text:style-name="P1"><text:span text:style-name="T3"><text:a xlink:href="https://dl.ebooksworld.ir/motoman/MK.Computer.Networks.Fifth.Edition.A.Systems.Approach.www.EBooksWorld.ir.pdf" xlink:type="simple">https://dl.ebooksworld.ir/motoman/MK.Computer.Networks.Fifth.Edition.A.Systems.Approach.www.EBooksWorld.ir.pdf</text:a></text:span></text:p>
              </text:list-item>
              <text:list-item>
                <text:p text:style-name="P1">Redes de Computadores, A. Tanenbaum</text:p>
                <text:p text:style-name="P1"><text:span text:style-name="T2">https://www.amazon.com.br/Redes-Computadores-Andrew-Tanenbaum/dp/8582605609/</text:span><text:span text:style-name="T2">ref=asc_df_8582605609/?tag=googleshopp00-</text:span><text:span text:style-name="T2">20&amp;linkCode=df0&amp;hvadid=709884550201&amp;hvpos=&amp;hvnetw=g&amp;hvrand=13346233513445595203&amp;hvpone=</text:span><text:span text:style-name="T2">&amp;hvptwo=&amp;hvqmt=&amp;hvdev=c&amp;hvdvcmdl=&amp;hvlocint=&amp;hvlocphy=9197252&amp;hvtargid=pla-</text:span><text:span text:style-name="T2">1405205275424&amp;psc=1&amp;mcid=0ea17767439c37e696585fb1c3783298&amp;gad_source=1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Linux / Unix</text:p>
          </draw:text-box>
        </draw:frame>
        <draw:frame presentation:style-name="pr7" draw:text-style-name="P1" draw:layer="layout" svg:width="26cm" svg:height="1.5cm" svg:x="1cm" svg:y="3cm" presentation:class="outline" presentation:user-transformed="true">
          <draw:text-box>
            <text:list text:style-name="L2">
              <text:list-item>
                <text:p text:style-name="P1">The Linux Documentation Project</text:p>
                <text:p text:style-name="P1"><text:span text:style-name="T4"><text:a xlink:href="https://tldp.org/" xlink:type="simple">https://tldp.org/</text:a></text:span></text:p>
              </text:list-item>
              <text:list-item>
                <text:p text:style-name="P1"><text:span text:style-name="T5">Linux Magazine Brasil</text:span></text:p>
                <text:p text:style-name="P1"><text:span text:style-name="T4"><text:a xlink:href="https://datassette.org/revistas/linux-magazine" xlink:type="simple">https://datassette.org/revistas/linux-magazine</text:a></text:span></text:p>
              </text:list-item>
              <text:list-item>
                <text:p text:style-name="P1"><text:span text:style-name="T4"/></text:p>
                <text:p text:style-name="P1"><text:span text:style-name="T2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7:51:50.989173390</meta:creation-date>
    <meta:editing-duration>PT5H16M33S</meta:editing-duration>
    <meta:editing-cycles>4</meta:editing-cycles>
    <meta:generator>LibreOffice/7.4.7.2$Linux_X86_64 LibreOffice_project/40$Build-2</meta:generator>
    <dc:title>Blue Curve</dc:title>
    <dc:date>2025-02-10T22:47:54.699721917</dc:date>
    <meta:document-statistic meta:object-count="73"/>
  </office:meta>
</office:document-meta>
</file>